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3.5161in" svg:y="1.4614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96" calcext:value-type="float">
            <text:p>3.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32" calcext:value-type="float">
            <text:p>5.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16" calcext:value-type="float">
            <text:p>6.9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99" calcext:value-type="float">
            <text:p>8.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462" calcext:value-type="float">
            <text:p>10.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096" calcext:value-type="float">
            <text:p>14.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42" calcext:value-type="float">
            <text:p>15.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33" calcext:value-type="float">
            <text:p>17.9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471" calcext:value-type="float">
            <text:p>19.4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767" calcext:value-type="float">
            <text:p>20.7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.198" calcext:value-type="float">
            <text:p>22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665" calcext:value-type="float">
            <text:p>23.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065" calcext:value-type="float">
            <text:p>25.0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322" calcext:value-type="float">
            <text:p>26.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747" calcext:value-type="float">
            <text:p>27.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123" calcext:value-type="float">
            <text:p>29.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483" calcext:value-type="float">
            <text:p>30.4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101" calcext:value-type="float">
            <text:p>32.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.693" calcext:value-type="float">
            <text:p>35.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429" calcext:value-type="float">
            <text:p>38.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.821" calcext:value-type="float">
            <text:p>39.8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.323" calcext:value-type="float">
            <text:p>41.3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494" calcext:value-type="float">
            <text:p>42.4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.608" calcext:value-type="float">
            <text:p>43.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.987" calcext:value-type="float">
            <text:p>44.9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459" calcext:value-type="float">
            <text:p>46.4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.306" calcext:value-type="float">
            <text:p>48.3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.087" calcext:value-type="float">
            <text:p>50.0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057" calcext:value-type="float">
            <text:p>52.0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.545" calcext:value-type="float">
            <text:p>53.5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.665" calcext:value-type="float">
            <text:p>54.6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.215" calcext:value-type="float">
            <text:p>56.2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179" calcext:value-type="float">
            <text:p>59.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721" calcext:value-type="float">
            <text:p>60.7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.383" calcext:value-type="float">
            <text:p>63.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.183" calcext:value-type="float">
            <text:p>64.1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.248" calcext:value-type="float">
            <text:p>65.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.299" calcext:value-type="float">
            <text:p>66.2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973" calcext:value-type="float">
            <text:p>67.9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.879" calcext:value-type="float">
            <text:p>68.8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.938" calcext:value-type="float">
            <text:p>69.9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174" calcext:value-type="float">
            <text:p>71.1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.202" calcext:value-type="float">
            <text:p>72.2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.246" calcext:value-type="float">
            <text:p>73.2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.517" calcext:value-type="float">
            <text:p>74.5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.614" calcext:value-type="float">
            <text:p>75.6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679" calcext:value-type="float">
            <text:p>76.6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253" calcext:value-type="float">
            <text:p>77.2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54" calcext:value-type="float">
            <text:p>78.1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.203" calcext:value-type="float">
            <text:p>79.2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33" calcext:value-type="float">
            <text:p>80.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.119" calcext:value-type="float">
            <text:p>81.1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.962" calcext:value-type="float">
            <text:p>82.9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.94" calcext:value-type="float">
            <text:p>83.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.659" calcext:value-type="float">
            <text:p>84.6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.412" calcext:value-type="float">
            <text:p>85.4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.443" calcext:value-type="float">
            <text:p>86.4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.504" calcext:value-type="float">
            <text:p>87.5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.402" calcext:value-type="float">
            <text:p>88.4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.616" calcext:value-type="float">
            <text:p>89.6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.012" calcext:value-type="float">
            <text:p>90.0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.23" calcext:value-type="float">
            <text:p>90.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.975" calcext:value-type="float">
            <text:p>90.9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.997" calcext:value-type="float">
            <text:p>90.9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.154" calcext:value-type="float">
            <text:p>91.1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.909" calcext:value-type="float">
            <text:p>91.9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.615" calcext:value-type="float">
            <text:p>92.6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667" calcext:value-type="float">
            <text:p>93.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.481" calcext:value-type="float">
            <text:p>94.4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.462" calcext:value-type="float">
            <text:p>95.4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.984" calcext:value-type="float">
            <text:p>95.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018" calcext:value-type="float">
            <text:p>96.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389" calcext:value-type="float">
            <text:p>96.3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988" calcext:value-type="float">
            <text:p>96.9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99" calcext:value-type="float">
            <text:p>96.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.991" calcext:value-type="float">
            <text:p>96.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003" calcext:value-type="float">
            <text:p>97.0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167" calcext:value-type="float">
            <text:p>97.1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36" calcext:value-type="float">
            <text:p>97.9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94" calcext:value-type="float">
            <text:p>97.9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88" calcext:value-type="float">
            <text:p>97.9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93" calcext:value-type="float">
            <text:p>97.9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93" calcext:value-type="float">
            <text:p>97.9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88" calcext:value-type="float">
            <text:p>97.9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85" calcext:value-type="float">
            <text:p>97.9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9" calcext:value-type="float">
            <text:p>97.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91" calcext:value-type="float">
            <text:p>97.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.987" calcext:value-type="float">
            <text:p>97.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21:27:56.099067276</dc:date>
    <dc:creator>Brennan Cain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41cm" svg:y="0.316cm" chart:style-name="ch2">
          <text:p>Fitness vs Generations (100 is perfect)</text:p>
        </chart:title>
        <chart:legend chart:legend-position="end" svg:x="13.439cm" svg:y="3.952cm" style:legend-expansion="high" chart:style-name="ch3"/>
        <chart:plot-area chart:style-name="ch4" table:cell-range-address="Sheet1.A1:Sheet1.B100" chart:data-source-has-labels="row" svg:x="1.331cm" svg:y="1.301cm" svg:width="11.788cm" svg:height="6.538cm">
          <chartooo:coordinate-region svg:x="2.138cm" svg:y="1.5cm" svg:width="10.701cm" svg:height="5.692cm"/>
          <chart:axis chart:dimension="x" chart:name="primary-x" chart:style-name="ch5">
            <chart:title svg:x="6.281cm" svg:y="8.019cm" chart:style-name="ch6">
              <text:p>Generations</text:p>
            </chart:title>
          </chart:axis>
          <chart:axis chart:dimension="y" chart:name="primary-y" chart:style-name="ch5">
            <chart:title svg:x="0.451cm" svg:y="5.143cm" chart:style-name="ch7">
              <text:p>Fitness</text:p>
            </chart:title>
            <chart:grid chart:style-name="ch8" chart:class="major"/>
          </chart:axis>
          <chart:series chart:style-name="ch9" chart:values-cell-range-address="Sheet1.A1:Sheet1.A100" chart:label-cell-address="highest" chart:class="chart:scatter">
            <chart:data-point chart:repeated="100"/>
          </chart:series>
          <chart:series chart:style-name="ch10" chart:values-cell-range-address="Sheet1.B1:Sheet1.B100" chart:label-cell-address="average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0</svg:desc>
                </draw:g>
              </table:table-cell>
              <table:table-cell office:value-type="float" office:value="0.012">
                <text:p>0.012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916">
                <text:p>6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.799">
                <text:p>8.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.462">
                <text:p>10.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5.942">
                <text:p>15.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7.933">
                <text:p>17.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9.471">
                <text:p>19.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0.767">
                <text:p>20.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2.198">
                <text:p>22.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3.665">
                <text:p>23.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5.065">
                <text:p>25.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6.322">
                <text:p>26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7.747">
                <text:p>27.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29.123">
                <text:p>29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30.483">
                <text:p>30.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32.101">
                <text:p>32.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35.693">
                <text:p>35.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8.429">
                <text:p>38.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39.821">
                <text:p>39.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41.323">
                <text:p>41.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2.494">
                <text:p>42.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43.608">
                <text:p>43.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44.987">
                <text:p>44.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46.459">
                <text:p>46.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48.306">
                <text:p>48.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50.087">
                <text:p>50.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52.057">
                <text:p>52.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53.545">
                <text:p>53.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54.665">
                <text:p>54.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56.215">
                <text:p>56.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59.179">
                <text:p>59.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60.721">
                <text:p>60.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63.383">
                <text:p>63.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64.183">
                <text:p>64.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65.248">
                <text:p>65.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6.299">
                <text:p>66.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7.973">
                <text:p>67.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68.879">
                <text:p>68.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69.938">
                <text:p>69.9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71.174">
                <text:p>71.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72.202">
                <text:p>72.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73.246">
                <text:p>73.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74.517">
                <text:p>74.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5.614">
                <text:p>75.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">
                <text:p>78</text:p>
              </table:table-cell>
              <table:table-cell office:value-type="float" office:value="76.679">
                <text:p>76.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77.253">
                <text:p>77.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8.154">
                <text:p>78.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79.203">
                <text:p>79.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82.962">
                <text:p>82.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84.659">
                <text:p>84.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">
                <text:p>88</text:p>
              </table:table-cell>
              <table:table-cell office:value-type="float" office:value="85.412">
                <text:p>85.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86.443">
                <text:p>86.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87.504">
                <text:p>87.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88.402">
                <text:p>88.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89.616">
                <text:p>89.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90.012">
                <text:p>90.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90.23">
                <text:p>90.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0.975">
                <text:p>90.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90.997">
                <text:p>90.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">
                <text:p>93</text:p>
              </table:table-cell>
              <table:table-cell office:value-type="float" office:value="91.154">
                <text:p>91.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">
                <text:p>94</text:p>
              </table:table-cell>
              <table:table-cell office:value-type="float" office:value="91.909">
                <text:p>91.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">
                <text:p>95</text:p>
              </table:table-cell>
              <table:table-cell office:value-type="float" office:value="92.615">
                <text:p>92.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93.667">
                <text:p>93.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94.481">
                <text:p>94.4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95.462">
                <text:p>95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95.984">
                <text:p>95.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  <table:table-cell office:value-type="float" office:value="96.018">
                <text:p>96.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96.389">
                <text:p>96.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96.988">
                <text:p>96.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96.991">
                <text:p>96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97.003">
                <text:p>97.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97.167">
                <text:p>97.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97.936">
                <text:p>97.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97.994">
                <text:p>97.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97.988">
                <text:p>97.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7.993">
                <text:p>97.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7.993">
                <text:p>97.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7.988">
                <text:p>97.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.985">
                <text:p>97.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.991">
                <text:p>97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7.987">
                <text:p>97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